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161" officeooo:paragraph-rsid="000e11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,bb,cc,dd,ee,ff,gg,hh,ii,jj,k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0:00:25.346007835</meta:creation-date>
    <dc:date>2019-08-09T10:01:23.357855142</dc:date>
    <meta:editing-duration>PT1M5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33" meta:non-whitespace-character-count="33"/>
  </office:meta>
</office:document-meta>
</file>